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paragraph-properties fo:text-align="center" style:justify-single-word="false"/>
      <style:text-properties style:text-underline-style="solid" style:text-underline-width="auto" style:text-underline-color="font-color"/>
    </style:style>
    <style:style style:name="P3" style:family="paragraph" style:parent-style-name="Standard">
      <style:text-properties style:text-underline-style="none"/>
    </style:style>
    <style:style style:name="P4" style:family="paragraph" style:parent-style-name="Standard">
      <style:paragraph-properties fo:text-align="start" style:justify-single-word="false"/>
      <style:text-properties style:text-underline-style="none"/>
    </style:style>
    <style:style style:name="P5" style:family="paragraph" style:parent-style-name="Standard">
      <style:text-properties style:text-underline-style="none"/>
    </style:style>
    <style:style style:name="P6" style:family="paragraph" style:parent-style-name="Standard">
      <style:text-properties style:text-underline-style="solid" style:text-underline-width="auto" style:text-underline-color="font-color"/>
    </style:style>
    <style:style style:name="T1" style:family="text">
      <style:text-properties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2">CHAPITRE I: Les protéines:structures</text:p>
      <text:p text:style-name="P2"/>
      <text:p text:style-name="P4">Les protides c'est un groupe très diversifié mais ces molécules ont un point commun: la présence obligatoire de l'élément azote. Ils ont desroles structuraux ils contituent la matière et aussi beaucoup de rôle fonctionnel: les enzymes sont des protides, rôle antigénique reconnaissance d'un corps étranger rôle de défense les anticorps sont des protéines, rôle d'adhérence des cellules entre vis a vis de la matrice rôle de messagers.</text:p>
      <text:p text:style-name="P4">Dans les protides on trouve les acides aminés(non hydrolysables) et les hydrolysables que l'on peut diviser en peptides 2 à 10aa et en protéines&gt;10AA que l'on peut encore diviser en holoprotéine (uniquement des acides aminés) et des hétéroprotéines que des aa et associé à un ou plusieurs groupement non protéiques groupement prostétiques.</text:p>
      <text:p text:style-name="P3"/>
      <text:p text:style-name="P1">1-Les acides aminés:</text:p>
      <text:p text:style-name="P1"/>
      <text:p text:style-name="P1">1-1/Généralité:</text:p>
      <text:p text:style-name="Standard"/>
      <text:p text:style-name="Standard">Ce sont les éléments de bases des protides ils sont non hydrolysable, purifiés ils se présentent sous forment de poudre de cristaux et la plus part sont solubles dans l'eau. Ils répondent tous à la même formule générale</text:p>
      <text:p text:style-name="Standard"><text:s text:c="4"/>COOH</text:p>
      <text:p text:style-name="Standard">R-CH</text:p>
      <text:p text:style-name="Standard"><text:s text:c="4"/>NH2</text:p>
      <text:p text:style-name="Standard">On retrouve une fonction acide et une fonction amine. La numérotation commence au deuxième carbone. La numérotation est importante car elle permet de distinguer le groupement COH ou NH2 du radicale de celui de base. <text:s/>Tous les aa possèdent un carbone asymétrique ils ont optiquement actifs. On trouve des formes optiques (helantiomaire) D et L. Les aa naturels sont sous forme L. Il existe 20aa courants. Selon la nature du radicale les aa ont été classés en plusieurs groupes.</text:p>
      <text:p text:style-name="Standard"/>
      <text:p text:style-name="P1">1.2/Les 20 aa protéiques:poly</text:p>
      <text:p text:style-name="Standard"/>
      <text:p text:style-name="Standard">Les non polaire ont un chaine constituées de carbone et hydrogènes. Aromatique ils portent dans leur radical un cycle.(tyrosine cycle phénol). Les aa chargés négativement appelé basique. Les aa positivement ils sont acides.</text:p>
      <text:p text:style-name="Standard"/>
      <text:p text:style-name="P1">1.3/Caractères amphotères:</text:p>
      <text:p text:style-name="Standard"/>
      <text:p text:style-name="Standard">C'est une molécule qui a la capacité de s'ioniser positivement et négativement. Un aa en fonction du pH dans lequel il sera dissout plus ou moins. </text:p>
      <text:p text:style-name="Standard"/>
      <text:p text:style-name="P1">1.3.1/Cas des résidus non ionisables:</text:p>
      <text:p text:style-name="Standard"/>
      <text:p text:style-name="Standard">Ils n'ont pas dans leur radical un fonction dissocialble on dit qu'ils sont neutres.</text:p>
      <text:p text:style-name="Standard">pka correspond a la valeur du ph la moitié de la fonction est dissociée.</text:p>
      <text:p text:style-name="Standard">En dessous du pH 2 COOH soit dissocié.</text:p>
      <text:p text:style-name="Standard">La fonction amine peut se ioniser en <text:s text:c="2"/>.Le pka est le pH où elles sont dissociées à moitié au pH acide elle sont ionisé au pH électriquement neutre sous la forme A- en augmentant le pH.</text:p>
      <text:p text:style-name="Standard"/>
      <text:p text:style-name="P1">1.3.2/Cas des résidus ionisables: </text:p>
      <text:p text:style-name="Standard">Les acides aminés acide acide car ils comportent une fonction COOH, on a aussi les acide aminé basique qui eux comportent une fonction amine NH2. Ces fonctions sont caractérisées par leur constante de dissociation mais pour le différencié au va l'appeler le pkr quiest la constante de demi <text:soft-page-break/>dissociation des fonction présente dans le radical des fonctions ionisable présent dans le radical des acides aminés basiques et acides.</text:p>
      <text:p text:style-name="Standard">1°</text:p>
      <text:p text:style-name="Standard"/>
      <text:p text:style-name="Standard">pHi=pK1+pKr/2 Glu=3.2</text:p>
      <text:p text:style-name="Standard"/>
      <text:p text:style-name="Standard">La forme de l'acide aminé est A2+ lorsue l'on obtient ce pH la fonctionest ionisée. La fonction alpha NH2se déionise</text:p>
      <text:p text:style-name="Standard"/>
      <text:p text:style-name="Standard">phi=pK2+pKr/2 pHi est maintenant alcalin (9-10)</text:p>
      <text:p text:style-name="Standard">La présence dans les aa de fonctions COOH et NH2 confèrent aux acides aminé des propriétes biologiques.</text:p>
      <text:p text:style-name="Standard"/>
      <text:p text:style-name="P1">1-4/Les principales réactions biologiques:</text:p>
      <text:p text:style-name="P1"/>
      <text:p text:style-name="P1">1.4.1/Dues aux a-COOH et à NH2:</text:p>
      <text:p text:style-name="Standard"/>
      <text:p text:style-name="Standard">-décarboxylation alpha-COOH:</text:p>
      <text:p text:style-name="Standard"><text:s/>on enlève du CO2 </text:p>
      <text:p text:style-name="Standard">2°</text:p>
      <text:p text:style-name="Standard">Ces une réaction qui peut être enzymatique et donc la famille d'enzyme s'appelle les décarboxylases. Ces réactions libèrent une amine et du CO2 </text:p>
      <text:p text:style-name="Standard">HDC est une enzyme histidine décarboxyle qui décarboxyle l'aa histitine en libérant du CO2 et de histamine qui provoque des allergies.</text:p>
      <text:p text:style-name="Standard">LDC est une enzyme bactérienne isine décarboxylase qui décarboxyle l'isine en cadavérine et aussi désaminé.</text:p>
      <text:p text:style-name="Standard">-désamination et NH2</text:p>
      <text:p text:style-name="Standard">Désamination oxydative va produire de l'amoniac et un acide alpha cétonique. Ce sont des enzymes désaminases.</text:p>
      <text:p text:style-name="Standard">3°</text:p>
      <text:p text:style-name="Standard">4°</text:p>
      <text:p text:style-name="Standard">La transiamatio, est un procassus où la fonction amine d'un acide aminé est transféré sur un acide alpha cétonique. On va obtenir un nouvel acide aminé et un nouvel acide alpha cétonique.</text:p>
      <text:p text:style-name="Standard">5°</text:p>
      <text:p text:style-name="Standard">Cette réaction est essentielle car elle permet aux cellule de fabriquer leur propre acide aminé les enzyme sont des transaminases, la cellule humaine est capable de fabriquer 8aa. Ces acides aminés que l'on ne sait pas fabriquer sont dit essentiel et doivent être apporté par l'alimentation.</text:p>
      <text:p text:style-name="Standard">-amidification on a 2 aa qui proviennent de ce processu la glutamine est obtenu par amidification de l'acide glutamique et l'asparagine est obtenu par amidifiaction de lacide aspartique</text:p>
      <text:p text:style-name="Standard">6°</text:p>
      <text:p text:style-name="Standard">7°</text:p>
      <text:p text:style-name="Standard">La liaison qui apparaît entre 2 aa est appelé liaison peptidique. Grace a cette liason les cellule vont pouvoir enchainer les aa et ainsi produire des peptides et protéines. Ces réactions osnt possibles avce les 20 aa naturels</text:p>
      <text:p text:style-name="Standard"/>
      <text:p text:style-name="P1">1.4.2/Dues au résidu:</text:p>
      <text:p text:style-name="Standard"/>
      <text:p text:style-name="Standard">-alcool:</text:p>
      <text:p text:style-name="Standard">cette fonction alcool présente dans le radical apporte des propriété supplémentaire à l'aa et notament des propriété d'estérificatyion c'est la réaction entre un acide et un ester.</text:p>
      <text:p text:style-name="Standard">-noyau areomatique:</text:p>
      <text:p text:style-name="Standard">il s'agit d'un cycle carboné c'est le cas de la tirosine... ces noyaux peuvent etre substitués notament <text:soft-page-break/>celui de la tyrosine ce qui est à la base de la fabrication des hormones tyroidienne.</text:p>
      <text:p text:style-name="Standard">-thiols:</text:p>
      <text:p text:style-name="Standard"><text:s/>-S-H <text:s text:c="5"/>R-SO3H (acide sulforique) HO3S-CH2-CH-COOH</text:p>
      <text:p text:style-name="Standard"><text:tab/><text:tab/><text:tab/><text:tab/><text:tab/><text:tab/><text:tab/>NH2</text:p>
      <text:p text:style-name="Standard">8°</text:p>
      <text:p text:style-name="Standard"/>
      <text:p text:style-name="P1">II/La liaison peptidique:</text:p>
      <text:p text:style-name="P1"/>
      <text:p text:style-name="P3">Résulte de la réaction d'amidification entre la fonction carboxylique d'un premier aa et la fonction amine d'un deuxième.Aboutit à une molécule d'eau et donc la liaison peptidique qui permet de relié les aa entre eux. Il sera possible de rompre cette liaison par hydrolyse chimique ou enzymatique. Il existe une convention lorsque l'on associe des aa le premier aa est dit n terminal on numérotera toujours des aa en commençant par l'aa qui a sa fonction amide libre, à l'opposé le dernier aa d'un chaine sera appelé c terminal car lui aura sa fonction carboxylique libre. </text:p>
      <text:p text:style-name="P3">Les atomes présents dasn les liaisons peptidiques sont coplanaires (dans le même plan). La liaison pepetidique est stable,la rotation autour de la liaison peptidique est impossible sans apport d'énergie elle est stable. On peut avoir des angles différents entre les carbones au niveau de la liaison pepetidique. En fonction de ces angles, les aa peuvent prendre différentes conformations.</text:p>
      <text:p text:style-name="P3"/>
      <text:p text:style-name="P1">III/Protéine de la structure primaire à la structure tertiaire:</text:p>
      <text:p text:style-name="P3"/>
      <text:p text:style-name="P3">Les protéines ont différents niveaux d'organisation qui peuvent aller jusqu'à 4.</text:p>
      <text:p text:style-name="P3"/>
      <text:p text:style-name="P1">1)Structure primaire:</text:p>
      <text:p text:style-name="P3"/>
      <text:p text:style-name="P3">Il s'agit d'une séquence en aa c'est à dire l'enchainement des aa dans la protéine. L'ordre n'est pas suffisant car dans les cellules les protéines ne sont jamais sous cette forme. Les protéines fabriquées dans la cellule vont s'arranger dans l'espace elle se replie. Le premier niveau d'organisation correspond aux structures secondaires.</text:p>
      <text:p text:style-name="P3"/>
      <text:p text:style-name="P1">2)Structures secondaires:</text:p>
      <text:p text:style-name="P3"/>
      <text:p text:style-name="P3">La première structure secondaire est l'hélice alpha. Les aa vont s'entourer autour d'un axe. L'hélice est une hélice droite elle s'enroule autour d'un axe. L'axe de l'helice est parallèle à l'axe CO donc à la liaison pepetidique. Le pas de l'hélice correspond à 0,54 nm c'est à dire 3,6 résidus d'acide aminé. Des liaisons hydrogènes se forment entre les liaisons peptidiques et maintiennent l'hélice. Les petis aa non chargés favorisent la formation de l'hélice alpha. Les radicaux rejetés à l'extérieur sont hydrophobes en revanche l'intérieur de l'hélice est hydrophile avec les liaisons peptidiques. Les aa chargés se repoussent donc empêche la formation d'une hélice. L'aa proline est le point de rupture des hélices alpha. Ces hélices font en moyenne une dizaine d'aa. Ils existent différents façon de représenter l'hélice alpha la plus utilisée est sous la forme d'un ruban.</text:p>
      <text:p text:style-name="P3"/>
      <text:p text:style-name="P3">-les feuillets béta sont des structures que l'ont retrouve souvent dans la structure IIere. C'est une structure qui est plissée dans laquelle on trouve deux chaines peptidiques parallèles. Des liaisons hydrogènes se mettent en place entre le groupement CO et le groupement NH d'une liaison peptidique. On va avoir un parallélisme au niveau de la chaine et c'est ici que se forme le feuillet. Les radicaux sont rejetés à l'extérieur. Les brins peuvent être disposé de manière anti-parallèle donc opposé. Les feuillets parallèles sont rares et représentés par des flèches.</text:p>
      <text:p text:style-name="P3"/>
      <text:p text:style-name="P3">-coude béta c'est une structure secondaire qui permet de lier les feuillets et les hélices entre eux. Constitués de quatre acides aminés hydrophiles ce qui leurs permet e rester en contact avec un milieu aqueux. Des liaisons hydrogènes entre NH et CO se forment et maintiennent le coude. Ils <text:soft-page-break/>existent d'autres types de coudes qui permettent d'effectuer les changement de direction dans la protéine.</text:p>
      <text:p text:style-name="P3"/>
      <text:p text:style-name="P1">3)Structures IIIre:</text:p>
      <text:p text:style-name="P1"/>
      <text:p text:style-name="P3">-la structure IIIre c'est le repliement de la protéine dans l'espace. C'est la représentation tri-dimensionnelle de la protéine tel qu'elle existe dans une cellule que c'est la représentation que l'on obtient par des repliement de la protéine sur elle même. Deux aa très éloignés dans la structure Ire <text:s/>peuvent se retrouver proche dans la structure IIIre. C'est cet arrangement qui confère leur fonction aux protéines. La structure IIIre est assurée apr l'établissemnt de très nombreuses liaisons entre les aa. On va avoir des liaisons ioniques, des liaisons hydrogènes et des liaisons dipoles dipoles toutes ces liaisons sont faibles. Les ponts disulfures ne peuvent s'établir qu'entre deux sistéines qui se caractérisent par un groupement tiol SH dans son radical. 2 groupments SH peuvent réagir ensemble et former ces famaux ponts disulfures.</text:p>
      <text:p text:style-name="P3"/>
      <text:p text:style-name="P3"/>
      <text:p text:style-name="P3"/>
      <text:p text:style-name="P3"/>
      <text:p text:style-name="P3"/>
      <text:p text:style-name="P3"/>
      <text:p text:style-name="P3"/>
      <text:p text:style-name="P3"/>
      <text:p text:style-name="P3">Les ponts disulfures sont assez rares, les liaisons faibles sont très nombreuses et assurent la cohésion.</text:p>
      <text:p text:style-name="P3">Ils résultent de la structure IIIre des protéines globulaires et des protéines fibreuses. Ce sont des protéines solubles qui prennent la forme de pelote. Les radicaux hydrophobes se regroupent au coeur de la pelote, les radicaux hydrophiles se retrouvent à l'extérieur en surface. On observe la formation de crevasse qui sont les parties actives de la protéine. Ces protéines sont constituées de domaines chaque domaine assurant un rôle dans la protéine. Les protéines fibrillaires sont des protéines de structures qui vont former des fibres de kératine (ongle et cheveux).</text:p>
      <text:p text:style-name="P3"/>
      <text:p text:style-name="P1">4)Structure IVre:</text:p>
      <text:p text:style-name="P1"/>
      <text:p text:style-name="P3">Elle correspond à l'association de sous unités que l'on appelle des protomères. L'association des sous unités se font par des liaisons faibles. La structure oligomérique assure une fonction de régulation de la protéine. On peut dénaturer de façon définitive une protéine, c'est une molécule très fragile (car beaucoup de liaisons faibles). On peut rompre ces liaisons: par chauffage, par augmentation du pH.</text:p>
      <text:p text:style-name="P3">On peut dénaturer de façon réversible une protéine pour reguler son activité on va jouer sur les pont disulfures. On va reduire les ponts par réduction et les rompre.</text:p>
      <text:p text:style-name="P3"/>
      <text:p text:style-name="P1">IV/Quelques exemples de peptides et de protéines:</text:p>
      <text:p text:style-name="P1"/>
      <text:p text:style-name="P3"><text:tab/><text:span text:style-name="T1">1)Peptide hormonaux et antibiotiques:</text:span></text:p>
      <text:p text:style-name="P3"><text:span text:style-name="T1"/></text:p>
      <text:p text:style-name="P3">cytosine: accouchement lait désir</text:p>
      <text:p text:style-name="P3"/>
      <text:p text:style-name="P3">l'insuline:les hormones sont fabriquées par des glandes endocrine c'est la seul hormone qui limite la glycémie elle est hypoglycémiante. Elle est fabriquée par le pancréas. L'insuline est stockées sous la forme de proinsuline. Lorsque l'on en a besoin le domaine C est clivé et l'insuline est libérée.</text:p>
      <text:p text:style-name="P3"><text:s/>Les antibiotiques sont des chimiotérapeutiques à l'origine fabriquées par des microorganisme. Ils permettent de lutter contre les infections bactérienne.</text:p>
      <text:p text:style-name="P3"><text:soft-page-break/></text:p>
      <text:p text:style-name="P3"><text:tab/><text:span text:style-name="T1">2)Exemple de protéines fibreuse: le collagène</text:span></text:p>
      <text:p text:style-name="P1"/>
      <text:p text:style-name="P3">Le principal constituant du tissu conjonctif c'est une protéine de remplissage et de soutien. Il est fabriqué par les fibroplastes. Le collagène s'organise autour d'un axe, on trouve une quantité important d'un aa, l'hydroxile proline. Le tropocollagène est constitué par une triple hélice de collagène c'est sous cette forme qu'on le retrouve dans les tissus conjonctifs.</text:p>
      <text:p text:style-name="P3"/>
      <text:p text:style-name="P3"><text:tab/><text:span text:style-name="T1">3)Exemple de protéine globulaires:</text:span></text:p>
      <text:p text:style-name="P3"><text:span text:style-name="T1"/></text:p>
      <text:p text:style-name="P3">-la myoglobine est une protéine globulaire que l'on retrouve dans les muscles où elle assure le transport de l'O2. C'est une hétéroprotéine, elle est constituée d'une partie protéique que l'on appelle la globine on a une fraction non protéique que l'on appelle le groupement prostétique (dans la myoglobine ce groupement est appelél'Heme). L'heme a une caractéristique, en son centre on trouve un atome de fer. L'O2 va se fixer au fer ce qui va permettre d'amener l'O2 jusqu'au miscle grâce à la myoglobine.</text:p>
      <text:p text:style-name="P3">-l'hémoglobine est constiytuée de 4 sosu unités elle a une structure tétramérique on a deux sous unités alpha et deux sous unités béta. Chaque sous unité (partie protéique+heme) resemble à la myoglobine. L'hémoglobine transporte l'O2 dans le sang (dans les globules rouges). L'hémglobine peut transporter 4 o2 à la fois une par groupement.</text:p>
      <text:p text:style-name="P3"/>
      <text:p text:style-name="P3"><text:tab/><text:span text:style-name="T1">4)Exemple de protéines globulaires:</text:span></text:p>
      <text:p text:style-name="P3"><text:span text:style-name="T1"/></text:p>
      <text:p text:style-name="P3">-cytochorme, ce sont des hétéroprotéines on retrouve le cytochrome au niveau de la chaine respiratoire on a un groupement prostétique composé de l'heme et de la partie protéique. Il permet le transfert d'e- au niveau de la chaine respiratoire.<text:tab/></text:p>
      <text:p text:style-name="P3">-les protéines fer-souffre, le fer est relié à la protéine grâce au souffre des aa cysteines.</text:p>
      <text:p text:style-name="P3">-les protéines trans membranaires traversent les membranes biologiques, ces membrane sont constituée d'une double couche de phospholipides hydrophobes, le protéine doit être constituées d'aa hydrophobes donc non chargés et petits. La partie dans le cytoplasme sera hydrophile. Les aa vont s'organiser en hélice alpha pour la partie ancrée dans la mb. Le coeur de l'hélice étant hydrophile il pourra laisser passer quelques petites protéines. Dans de nombreux cas on trouve des chaines de sucre (sell coat) dans la partie extra-cellulaire seulement.</text:p>
      <text:p text:style-name="P3">Ces mlécules sont dites emphipatique c'est à dire un pole hydrophobe encadré par deux pole hydrophiles. Les protéines peuvent traverser plusieurs fois la membrane la plus part du temps 7 fois. Elles sont dites polytopiques.</text:p>
      <text:p text:style-name="P3"/>
      <text:p text:style-name="P3"/>
      <text:p text:style-name="P3"/>
      <text:p text:style-name="P3"><text:span text:style-name="T1"/></text:p>
      <text:p text:style-name="P3"><text:span text:style-name="T1"/></text:p>
      <text:p text:style-name="P1"/>
      <text:p text:style-name="P3"/>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obin margier</meta:initial-creator>
    <meta:creation-date>2011-02-14T08:51:49</meta:creation-date>
    <dc:date>2011-03-13T13:24:16</dc:date>
    <dc:creator>robin margier</dc:creator>
    <meta:editing-duration>PT03H27M39S</meta:editing-duration>
    <meta:editing-cycles>6</meta:editing-cycles>
    <meta:generator>OpenOffice.org/3.2$Unix OpenOffice.org_project/320m18$Build-9502</meta:generator>
    <meta:document-statistic meta:table-count="0" meta:image-count="0" meta:object-count="0" meta:page-count="5" meta:paragraph-count="87" meta:word-count="2139" meta:character-count="13685"/>
  </office:meta>
</office:document-meta>
</file>